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Neue', Helvetica, Arial, freesans, clean, sans-serif"/>
    <style:font-face style:name="europa" svg:font-family="europa, arial, sans-serif"/>
    <style:font-face style:name="inherit" svg:font-family="inherit"/>
    <style:font-face style:name="monospace" svg:font-family="monospace, monospace"/>
    <style:font-face style:name="verdana" svg:font-family="verdana,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11pt" fo:language="en" fo:country="US" style:text-underline-style="none" officeooo:rsid="001d755c" officeooo:paragraph-rsid="001d755c" style:font-size-asian="11pt" style:font-size-complex="11pt"/>
    </style:style>
    <style:style style:name="P2" style:family="paragraph" style:parent-style-name="Standard">
      <style:text-properties style:font-name="Liberation Sans" fo:font-size="11pt" fo:language="en" fo:country="US" style:text-underline-style="none" officeooo:rsid="001f1631" officeooo:paragraph-rsid="001f1631" style:font-size-asian="11pt" style:font-size-complex="11pt"/>
    </style:style>
    <style:style style:name="P3" style:family="paragraph" style:parent-style-name="Standard">
      <style:text-properties style:font-name="Liberation Sans" fo:font-size="11pt" fo:language="en" fo:country="US" style:text-underline-style="none" officeooo:rsid="0020f92d" officeooo:paragraph-rsid="0020f92d" style:font-size-asian="11pt" style:font-size-complex="11pt"/>
    </style:style>
    <style:style style:name="P4" style:family="paragraph" style:parent-style-name="Standard">
      <style:text-properties style:font-name="Liberation Sans" fo:font-size="11pt" fo:language="en" fo:country="US" style:text-underline-style="none" officeooo:rsid="0020f92d" officeooo:paragraph-rsid="00211479" style:font-size-asian="11pt" style:font-size-complex="11pt"/>
    </style:style>
    <style:style style:name="P5" style:family="paragraph" style:parent-style-name="Standard">
      <style:text-properties style:font-name="Liberation Sans" fo:font-size="11pt" fo:language="en" fo:country="US" style:text-underline-style="none" officeooo:rsid="0020f92d" officeooo:paragraph-rsid="00256427" style:font-size-asian="11pt" style:font-size-complex="11pt"/>
    </style:style>
    <style:style style:name="P6" style:family="paragraph" style:parent-style-name="Standard">
      <style:text-properties style:font-name="Liberation Sans" fo:font-size="11pt" fo:language="en" fo:country="US" style:text-underline-style="none" officeooo:rsid="0020f92d" officeooo:paragraph-rsid="0028f7ec" style:font-size-asian="11pt" style:font-size-complex="11pt"/>
    </style:style>
    <style:style style:name="P7" style:family="paragraph" style:parent-style-name="Standard">
      <style:text-properties style:font-name="Liberation Sans" fo:font-size="11pt" fo:language="en" fo:country="US" style:text-underline-style="none" officeooo:rsid="0020f92d" officeooo:paragraph-rsid="002d3ef1" style:font-size-asian="11pt" style:font-size-complex="11pt"/>
    </style:style>
    <style:style style:name="P8" style:family="paragraph" style:parent-style-name="Standard">
      <style:text-properties style:font-name="Liberation Sans" fo:font-size="11pt" fo:language="en" fo:country="US" style:text-underline-style="none" fo:font-weight="bold" officeooo:rsid="001d755c" officeooo:paragraph-rsid="001d755c" style:font-size-asian="11pt" style:font-weight-asian="bold" style:font-size-complex="11pt" style:font-weight-complex="bold"/>
    </style:style>
    <style:style style:name="P9" style:family="paragraph" style:parent-style-name="Standard">
      <style:text-properties style:font-name="Liberation Sans" fo:font-size="11pt" fo:language="en" fo:country="US" style:text-underline-style="none" fo:font-weight="bold" officeooo:rsid="0020f92d" officeooo:paragraph-rsid="0020f92d" style:font-size-asian="11pt" style:font-weight-asian="bold" style:font-size-complex="11pt" style:font-weight-complex="bold"/>
    </style:style>
    <style:style style:name="P10" style:family="paragraph" style:parent-style-name="Standard">
      <style:text-properties style:font-name="Liberation Sans" fo:font-size="11pt" style:font-size-asian="11pt" style:font-size-complex="11pt"/>
    </style:style>
    <style:style style:name="P11" style:family="paragraph" style:parent-style-name="Standard">
      <style:text-properties style:font-name="Liberation Sans" fo:font-size="11pt" officeooo:rsid="0031b3a4" officeooo:paragraph-rsid="0031b3a4" style:font-size-asian="11pt" style:font-size-complex="11pt"/>
    </style:style>
    <style:style style:name="P12" style:family="paragraph" style:parent-style-name="Standard">
      <style:text-properties style:font-name="Liberation Sans" fo:font-size="11pt" officeooo:rsid="0031b3a4" officeooo:paragraph-rsid="00323cb9" style:font-size-asian="11pt" style:font-size-complex="11pt"/>
    </style:style>
    <style:style style:name="P13" style:family="paragraph" style:parent-style-name="Standard">
      <style:text-properties style:font-name="Liberation Sans" fo:font-size="11pt" officeooo:rsid="00323cb9" officeooo:paragraph-rsid="00323cb9" style:font-size-asian="11pt" style:font-size-complex="11pt"/>
    </style:style>
    <style:style style:name="P14" style:family="paragraph" style:parent-style-name="Standard">
      <style:text-properties style:font-name="Liberation Sans" fo:font-size="11pt" fo:font-weight="bold" officeooo:rsid="0031b3a4" officeooo:paragraph-rsid="0031b3a4" style:font-size-asian="11pt" style:font-weight-asian="bold" style:font-size-complex="11pt" style:font-weight-complex="bold"/>
    </style:style>
    <style:style style:name="P15" style:family="paragraph" style:parent-style-name="Standard">
      <style:text-properties style:font-name="Liberation Sans" fo:font-size="11pt" fo:font-weight="bold" officeooo:rsid="00323cb9" officeooo:paragraph-rsid="00323cb9" style:font-size-asian="11pt" style:font-weight-asian="bold" style:font-size-complex="11pt" style:font-weight-complex="bold"/>
    </style:style>
    <style:style style:name="P16" style:family="paragraph" style:parent-style-name="Standard">
      <style:text-properties style:font-name="Liberation Sans" fo:font-size="11pt" fo:font-weight="normal" officeooo:rsid="00323cb9" officeooo:paragraph-rsid="00323cb9" style:font-size-asian="11pt" style:font-weight-asian="normal" style:font-size-complex="11pt" style:font-weight-complex="normal"/>
    </style:style>
    <style:style style:name="P17" style:family="paragraph" style:parent-style-name="Standard">
      <style:text-properties fo:color="#007826" style:font-name="Liberation Sans" fo:font-size="11pt" fo:language="en" fo:country="US" style:text-underline-style="none" officeooo:rsid="0020f92d" officeooo:paragraph-rsid="0028f7ec" style:font-size-asian="11pt" style:font-size-complex="11pt"/>
    </style:style>
    <style:style style:name="P18" style:family="paragraph" style:parent-style-name="Standard">
      <style:text-properties fo:color="#007826" style:font-name="Liberation Sans" fo:font-size="11pt" style:font-size-asian="11pt" style:font-size-complex="11pt"/>
    </style:style>
    <style:style style:name="P19" style:family="paragraph" style:parent-style-name="Standard">
      <style:text-properties fo:color="#007826" style:font-name="Liberation Sans" fo:font-size="11pt" officeooo:paragraph-rsid="00256427" style:font-size-asian="11pt" style:font-size-complex="11pt"/>
    </style:style>
    <style:style style:name="P20" style:family="paragraph" style:parent-style-name="Standard">
      <style:text-properties fo:color="#007826" style:font-name="Liberation Sans" fo:font-size="11pt" officeooo:paragraph-rsid="0028f7ec" style:font-size-asian="11pt" style:font-size-complex="11pt"/>
    </style:style>
    <style:style style:name="P21" style:family="paragraph" style:parent-style-name="Standard">
      <style:text-properties fo:color="#007826" style:font-name="Liberation Sans" fo:font-size="11pt" officeooo:paragraph-rsid="0029e21b" style:font-size-asian="11pt" style:font-size-complex="11pt"/>
    </style:style>
    <style:style style:name="P22" style:family="paragraph" style:parent-style-name="Standard">
      <style:text-properties fo:color="#007826" officeooo:paragraph-rsid="0028f7ec"/>
    </style:style>
    <style:style style:name="P23" style:family="paragraph" style:parent-style-name="Standard">
      <style:text-properties officeooo:paragraph-rsid="0025094d"/>
    </style:style>
    <style:style style:name="P24" style:family="paragraph" style:parent-style-name="Standard">
      <style:text-properties style:use-window-font-color="true" style:font-name="Liberation Sans" fo:font-size="11pt" style:font-size-asian="11pt" style:font-size-complex="11pt"/>
    </style:style>
    <style:style style:name="P25" style:family="paragraph" style:parent-style-name="Standard">
      <style:text-properties officeooo:paragraph-rsid="002e2623"/>
    </style:style>
    <style:style style:name="T1" style:family="text">
      <style:text-properties fo:font-weight="bold" style:font-weight-asian="bold" style:font-weight-complex="bold"/>
    </style:style>
    <style:style style:name="T2" style:family="text">
      <style:text-properties officeooo:rsid="001f691a"/>
    </style:style>
    <style:style style:name="T3" style:family="text">
      <style:text-properties style:font-name="Liberation Sans" fo:font-size="11pt" fo:language="en" fo:country="US" style:text-underline-style="none" officeooo:rsid="0020f92d" style:font-size-asian="11pt" style:font-size-complex="11pt"/>
    </style:style>
    <style:style style:name="T4" style:family="text">
      <style:text-properties style:font-name="Liberation Sans" fo:font-size="11pt" fo:language="en" fo:country="US" style:text-underline-style="none" fo:font-weight="bold" officeooo:rsid="0020f92d" style:font-size-asian="11pt" style:font-weight-asian="bold" style:font-size-complex="11pt" style:font-weight-complex="bold"/>
    </style:style>
    <style:style style:name="T5" style:family="text">
      <style:text-properties style:font-name="Liberation Sans" fo:font-size="11pt" style:font-size-asian="11pt" style:font-size-complex="11pt"/>
    </style:style>
    <style:style style:name="T6" style:family="text">
      <style:text-properties officeooo:rsid="0023fda5"/>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style:font-weight-asian="bold" style:font-weight-complex="bold"/>
    </style:style>
    <style:style style:name="T9" style:family="text">
      <style:text-properties fo:font-variant="normal" fo:text-transform="none" fo:letter-spacing="normal" fo:font-style="normal" fo:font-weight="normal" officeooo:rsid="00256427"/>
    </style:style>
    <style:style style:name="T10" style:family="text">
      <style:text-properties fo:font-variant="normal" fo:text-transform="none" fo:color="#007826" style:font-name="Liberation Sans" fo:font-size="11pt" fo:letter-spacing="normal" fo:font-style="normal" fo:font-weight="normal" style:font-size-asian="11pt" style:font-size-complex="11pt"/>
    </style:style>
    <style:style style:name="T11" style:family="text">
      <style:text-properties fo:font-variant="normal" fo:text-transform="none" fo:color="#007826" style:font-name="Liberation Sans" fo:font-size="11pt" fo:letter-spacing="normal" fo:font-style="italic"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007826" style:font-name="Liberation Sans" fo:font-size="11pt" fo:letter-spacing="normal" fo:font-style="italic" fo:font-weight="bold" style:font-size-asian="11pt" style:font-style-asian="italic" style:font-weight-asian="bold" style:font-size-complex="11pt" style:font-style-complex="italic" style:font-weight-complex="bold"/>
    </style:style>
    <style:style style:name="T13" style:family="text">
      <style:text-properties fo:font-variant="normal" fo:text-transform="none" fo:color="#007826" style:font-name="Liberation Sans" fo:font-size="11pt" fo:letter-spacing="normal" fo:language="en" fo:country="US" fo:font-style="normal" style:text-underline-style="none" fo:font-weight="normal" officeooo:rsid="0020f92d" style:font-size-asian="11pt" style:font-weight-asian="bold" style:font-size-complex="11pt" style:font-weight-complex="bold"/>
    </style:style>
    <style:style style:name="T14" style:family="text">
      <style:text-properties fo:font-variant="normal" fo:text-transform="none" fo:color="#007826" style:font-name="Liberation Sans" fo:font-size="11pt" fo:letter-spacing="normal" fo:language="en" fo:country="US" fo:font-style="italic" style:text-underline-style="none" fo:font-weight="bold" officeooo:rsid="0020f92d" style:font-size-asian="11pt" style:font-style-asian="italic" style:font-weight-asian="bold" style:font-size-complex="11pt" style:font-style-complex="italic" style:font-weight-complex="bold"/>
    </style:style>
    <style:style style:name="T15" style:family="text">
      <style:text-properties fo:font-variant="normal" fo:text-transform="none" fo:color="#007826" fo:letter-spacing="normal" fo:font-style="normal" fo:font-weight="normal"/>
    </style:style>
    <style:style style:name="T16" style:family="text">
      <style:text-properties fo:font-variant="normal" fo:text-transform="none" fo:color="#007826" fo:letter-spacing="normal" fo:font-weight="normal"/>
    </style:style>
    <style:style style:name="T17" style:family="text">
      <style:text-properties fo:color="#007826" style:font-name="Liberation Sans" fo:font-size="11pt" fo:font-weight="bold" style:font-size-asian="11pt" style:font-weight-asian="bold" style:font-size-complex="11pt" style:font-weight-complex="bold"/>
    </style:style>
    <style:style style:name="T18" style:family="text">
      <style:text-properties fo:color="#007826" fo:letter-spacing="normal"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9e21b"/>
    </style:style>
    <style:style style:name="T21" style:family="text">
      <style:text-properties officeooo:rsid="00323cb9"/>
    </style:style>
    <style:style style:name="T22" style:family="text">
      <style:text-properties officeooo:rsid="00328a6b"/>
    </style:style>
    <style:style style:name="T23" style:family="text">
      <style:text-properties officeooo:rsid="0032af4e"/>
    </style:style>
    <style:style style:name="T24" style:family="text">
      <style:text-properties officeooo:rsid="0033f118"/>
    </style:style>
    <style:style style:name="T25" style:family="text">
      <style:text-properties officeooo:rsid="00353a2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ummy, Fake, Stub, Mock, Spy.</text:p>
      <text:p text:style-name="P1"/>
      <text:p text:style-name="P2">[SUT] - <text:span text:style-name="T2">t</text:span>he <text:span text:style-name="T2">S</text:span>ystem Under Test <text:s/>or <text:span text:style-name="T2">t</text:span>he <text:span text:style-name="T2">S</text:span>ubject <text:span text:style-name="T2">U</text:span>nder <text:span text:style-name="T2">T</text:span>est (the unit).</text:p>
      <text:p text:style-name="P2"/>
      <text:p text:style-name="P2"/>
      <text:p text:style-name="P9">Dummy.</text:p>
      <text:p text:style-name="P24"><text:span text:style-name="T15">Dummy objects are passed around but never actually used. Usually they are just used to fill parameter lists. It is an object that simply implements an Interface, and does nothing else. It’s not intended to be used in your tests and will have no effect on the behaviour, sometimes a null object could be sufficient.</text:span> </text:p>
      <text:p text:style-name="P3"/>
      <text:p text:style-name="P3">Dummy is simple of all. It’s a placeholder required to pass the unit test. Unit in the context (SUT) doesn’t exercise this placeholder. Dummy can be something as simple as passing ‘null’ or a void implementation with exceptions to ensure it’s never leveraged.<text:line-break/><text:line-break/>[TestMethod]<text:line-break/>public void PlayerRollDieWithMaxFaceValue() {<text:line-break/><text:tab/>var dummyBoard = new Mock&lt; IBoard &gt;();<text:line-break/><text:tab/>var player = new Player( dummyBoard.Object, new Die() ); // null too would have been just fine<text:line-break/><text:tab/>player.RollDie();<text:line-break/><text:tab/>Assert.AreEqual( 6, player.UnitsToMove );<text:line-break/>}<text:line-break/><text:line-break/>While the above test would work just fine, it won’t throw any exceptions if RollDie implementation is invoking Board Object. To ensure that Board object isn’t exercised at <text:s/>all you can leverage strict mock. Strict Mock with throw an exception if no expectation is set for member.<text:line-break/><text:line-break/>[TestMethod]<text:line-break/>public void PlayerRollDieWithMaxFaceValueStrictTest() {<text:line-break/><text:tab/>var dummyBoard = new Mock&lt; IBoard &gt;( MockBehavior.Strict ); // Ensure Board class is never invoked<text:line-break/><text:tab/>var player = new Player( dummyBoard.Object, new Die() );<text:line-break/><text:tab/>player.RollDie();<text:line-break/><text:tab/>Assert.AreEqual( 6, player.UnitsToMove );<text:line-break/>}</text:p>
      <text:p text:style-name="P6"/>
      <text:p text:style-name="P6"><text:line-break/><text:span text:style-name="T1">Spy.</text:span><text:line-break/><text:span text:style-name="T15">Spies are similar to mocks, but instead of stating which messages our test double expects to receive at the start of the test, we only specify which messages it is </text:span><text:span text:style-name="Emphasis"><text:span text:style-name="T18">allowed</text:span></text:span><text:span text:style-name="Emphasis"><text:span text:style-name="T16"> </text:span></text:span><text:span text:style-name="T15">to receive (just like we did for stubs, earlier). The difference is that at this point we’re only saying how our test double behaves; we’re not saying anything about what we expect the outcome of our test to be.</text:span></text:p>
      <text:p text:style-name="P20"><text:span text:style-name="T7"/></text:p>
      <text:p text:style-name="P20">A test spy is an object that records its interaction with other objects throughout the code base. When deciding if a test was successful based on the state of available objects alone is not sufficient, we can use test spies and make assertions on things such as the <text:span text:style-name="T19">number of calls</text:span>, <text:span text:style-name="T19">arguments passed</text:span> to <text:span text:style-name="T19">specific</text:span> functions, <text:span text:style-name="T19">return values</text:span> and more.</text:p>
      <text:p text:style-name="P22"><text:span text:style-name="T5"/></text:p>
      <text:p text:style-name="P22"><text:span text:style-name="T5">Test spies are useful to test both callbacks and how certain functions/methods are used throughout the system under test.</text:span></text:p>
      <text:p text:style-name="P6"/>
      <text:p text:style-name="P6">Spy is a variation of behavior verification. Instead of setting up behavior expectations, Spy records calls made to the collaborator. SUT then can later assert the recordings of Spy. Below is variation of Logger shown for Mock. Focus on this test is to count the number of times Log is invoked on Logger. <text:soft-page-break/>It’s doesn’t care about the inputs passed to Log, it just records the Log calls and asserts them. Complex Spy objects can also leverage callback features of moq framework.<text:line-break/><text:line-break/>[TestMethod]<text:line-break/>public void ModuleThrowExceptionInvokesLoggerOnlyOnce() {<text:line-break/><text:tab/>var spyLogger = new Mock&lt; ILogger &gt;();<text:line-break/><text:tab/>Module module = new Module();<text:line-break/><text:tab/>ILogger logger = spyLogger.Object;<text:line-break/><text:tab/>module.SetLogger( logger );<text:line-break/><text:tab/>module.ThrowException( "Catch me if you can" );<text:line-break/><text:tab/>module.ThrowException( "Catch me if you can" );<text:line-break/><text:tab/>spyLogger.Verify( m =&gt; m.Log( It.IsAny&lt; string &gt;() ), Times.Exactly( 2 ) );<text:line-break/>}</text:p>
      <text:p text:style-name="P6"/>
      <text:p text:style-name="P6"/>
      <text:p text:style-name="P6"><text:span text:style-name="T1">Stub.</text:span></text:p>
      <text:p text:style-name="P17"><text:span text:style-name="T8">Here we provide an object that is given a set of canned responses to the messages it supports.</text:span></text:p>
      <text:p text:style-name="P21"/>
      <text:p text:style-name="P21">Test stubs are fake objects with pre-programmed behavior (<text:span text:style-name="T20">s</text:span>imulation of behaviour from other units ). Most of times they are simply returning fixed values. They are typically used for one of two reasons:</text:p>
      <text:p text:style-name="P21"><text:span text:style-name="T20"><text:tab/>- t</text:span>o avoid some inconvenient interface – for instance to avoid making actual requests to a server from tests;</text:p>
      <text:p text:style-name="P21"><text:span text:style-name="T20"><text:tab/>- t</text:span>o feed the system with known data, forcing a specific code path.</text:p>
      <text:p text:style-name="P6"/>
      <text:p text:style-name="P7">Stub is used to provide indirect inputs to the SUT coming from its collaborators / dependencies. These inputs could be in form of objects, exceptions or primitive values.<text:line-break/></text:p>
      <text:p text:style-name="P7">Unlike Fake, stubs are exercised by SUT. Going back to the Die example, we can use a Stub to return a fixed face value. This could simply our tests by taking out the randomness associated with rolling a Die.<text:line-break/><text:line-break/>[TestMethod]<text:line-break/>public void PlayerRollDieWithMaxFaceValue() {<text:line-break/><text:tab/>var stubDie = new Mock&lt; IDie &gt;();<text:line-break/><text:tab/>stubDie.Setup( d =&gt; d.GetFaceValue() ).Returns( 6 ).Verifiable();<text:line-break/><text:tab/>IDie die = stubDie.Object;<text:line-break/><text:tab/>Assert.AreEqual( 6, die.GetFaceValue()) ; // Excercise the return value<text:line-break/>}</text:p>
      <text:p text:style-name="P6"/>
      <text:p text:style-name="P6"><text:line-break/><text:span text:style-name="T1">Fake.</text:span></text:p>
      <text:p text:style-name="P18"><text:span text:style-name="T7">Fake objects have working implementations, but usually take some shortcut which makes them not suitable for production (an in memory database is a good example). The simplest way to think of a Fake is as a step up from a Stub. This means not only does it return values, but it also works just as a real Collaborator would.</text:span></text:p>
      <text:p text:style-name="P4"/>
      <text:p text:style-name="P4">Fake is used to simplify a dependency so that unit test can pass easily.<text:line-break/><text:line-break/>There is very thin line between Fake and Stub which is best described here as – “a Test Stub acts as a control point to inject indirect inputs into the SUT the Fake Object does not. It merely provides a way for the interactions to occur in a self-consistent manner. These interactions (between the SUT and the Fake Object) will typically be many and the values passed in as arguments of earlier method calls will often be returned as results of later method calls“. A common place where you would use fake is <text:soft-page-break/>database access. Below sample shows the same by creating a FakeProductRepository instead of using live database.<text:line-break/><text:line-break/>public interface IProductRepository {<text:line-break/><text:tab/>void AddProduct( IProduct product );<text:line-break/><text:tab/>IProduct GetProduct( int productId );<text:line-break/>}<text:line-break/><text:line-break/>public class FakeProductRepository : IProductRepository {<text:line-break/><text:tab/>List&lt; IProduct &gt;<text:line-break/><text:tab/>_products = new List&lt; IProduct &gt;();<text:line-break/><text:tab/><text:line-break/><text:tab/>public void AddProduct( IProduct product ) {<text:line-break/><text:tab/><text:tab/>//...<text:line-break/><text:tab/>}<text:line-break/><text:tab/>public IProduct GetProduct( int productId ) {<text:line-break/><text:tab/><text:tab/>//...<text:line-break/><text:tab/>}<text:line-break/>}<text:line-break/><text:line-break/>[TestMethod]<text:line-break/>public void BillingManagerCalcuateTax() {<text:line-break/><text:tab/>var fakeProductRepository = new FakeProductRepository();<text:line-break/><text:tab/>BillingManager billingManager = new BillingManager( fakeProductRepository );<text:line-break/><text:tab/>//...<text:line-break/>}<text:line-break/><text:line-break/>Fakes can be also be implemented by moq using callbacks.<text:line-break/><text:line-break/></text:p>
      <text:p text:style-name="P25"><text:span text:style-name="T4">Mock.</text:span></text:p>
      <text:p text:style-name="P25"><text:span text:style-name="T13">When most people talk about Mocks what they are actually referring to are Test Doubles. A Test Double is simply another object that conforms to the interface of the required Collaborator, and can be passed in its place. There are very few classes that operate entirely in isolation. Usually they need other classes or objects in order to function, whether </text:span><text:span text:style-name="T14">injected via the constructor</text:span><text:span text:style-name="T13"> or </text:span><text:span text:style-name="T14">passed in as method parameters</text:span><text:span text:style-name="T13">. These are known as </text:span><text:span text:style-name="T14">Collaborators</text:span><text:span text:style-name="T13"> or </text:span><text:span text:style-name="T14">Depencies</text:span><text:span text:style-name="T13">.</text:span><text:span text:style-name="T3"><text:line-break/></text:span></text:p>
      <text:p text:style-name="P25"><text:span text:style-name="T10">However, the ordering of our test is a bit messy now. I previously mentioned that tests consist of three phases: </text:span><text:span text:style-name="Strong_20_Emphasis"><text:span text:style-name="T11">Arrange</text:span></text:span><text:span text:style-name="T10">, </text:span><text:span text:style-name="Strong_20_Emphasis"><text:span text:style-name="T11">Act</text:span></text:span><text:span text:style-name="T10">, </text:span><text:span text:style-name="Strong_20_Emphasis"><text:span text:style-name="T11">Assert</text:span></text:span><text:span text:style-name="T10">. For clarity, it’s nice (where possible) to keep these phases strictly separate.</text:span></text:p>
      <text:p text:style-name="P19"><text:span text:style-name="T7"/></text:p>
      <text:p text:style-name="P19"><text:span text:style-name="T7">If this bothers you (it bothers me), a solution is to use… </text:span><text:span text:style-name="T9">spies.</text:span></text:p>
      <text:p text:style-name="P5"/>
      <text:p text:style-name="P5">Mock – <text:span text:style-name="T6">l</text:span>ike Indirect Inputs that flow back to SUT from its collaborators, there are also Indirect Outputs. Indirect outputs are tricky to test as they don’t return to SUT and are encapsulated by collaborator. Hence it becomes quite difficult to assert on them from a SUT standpoint. This is where behavior verification kicks in. Using behavior verification we can set expectations for SUT to exhibit the right behavior during its interactions with collaborators. Classic example of this is logging. When a SUT invokes logger it might quite difficult for us to assert on the actual log store (file, database, etc.). But what we can do is assert that logger is invoked by SUT. Below is an example that shows a typical mock in action<text:line-break/><text:line-break/>[TestMethod]<text:line-break/><text:soft-page-break/>public void ModuleThrowExceptionInvokesLogger() {<text:line-break/><text:tab/>var mock = new Mock&lt; ILogger &gt;();<text:line-break/><text:tab/>Module module = new Module();<text:line-break/><text:tab/>ILogger logger = mock.Object;<text:line-break/><text:tab/>module.SetLogger( logger );<text:line-break/><text:tab/>module.ThrowException( "Catch me if you can" );<text:line-break/><text:tab/>mock.Verify( m =&gt; m.Log( "Catch me if you can" ) );<text:line-break/>}<text:line-break/></text:p>
      <text:p text:style-name="P5"/>
      <text:p text:style-name="P23"><text:bookmark text:name="mocks-vs-stubs-vs-spies"/><text:span text:style-name="T17">Mocks vs Stubs vs Spies.</text:span></text:p>
      <text:p text:style-name="Standard"><text:span text:style-name="T10">You’ll notice that in all of the above examples we’re using RSpec’s </text:span><text:span text:style-name="Source_20_Text"><text:span text:style-name="T10">double</text:span></text:span><text:span text:style-name="T10"> helper. The main difference is in the type of assertions that we made, rather than the tool we used. Aren’t mocks, stubs and spies all different things?</text:span></text:p>
      <text:p text:style-name="Standard"><text:span text:style-name="T10"/></text:p>
      <text:p text:style-name="Standard"><text:span text:style-name="T10">I would argue that there’s a more helpful way of looking at it. To me, stubbing, mocking and spying are </text:span><text:span text:style-name="Emphasis"><text:span text:style-name="T10">techniques</text:span></text:span><text:span text:style-name="T10"> rather than tools. Specifically, they’re different ways of making assertions while using test doubles. In the examples above, we’re using a single type of test double that supports multiple types of assertion.</text:span></text:p>
      <text:p text:style-name="Standard"><text:span text:style-name="T10"/></text:p>
      <text:p text:style-name="Standard"><text:span text:style-name="T10">When we wanted to verify a property of the return value of a method, we used </text:span><text:span text:style-name="Strong_20_Emphasis"><text:span text:style-name="T12">stubbing</text:span></text:span><text:span text:style-name="T10"> to provide a consistent value to our test subject, so we could make a clear assertion about the value it returns.</text:span></text:p>
      <text:p text:style-name="Standard"><text:span text:style-name="T10"/></text:p>
      <text:p text:style-name="Standard"><text:span text:style-name="T10">When we wanted to verify a property of the communication between two objects, we used </text:span><text:span text:style-name="Strong_20_Emphasis"><text:span text:style-name="T12">mocking</text:span></text:span><text:span text:style-name="T10"> to make assertions about the messages our test double received.</text:span></text:p>
      <text:p text:style-name="Standard"><text:span text:style-name="T10"/></text:p>
      <text:p text:style-name="Standard"><text:span text:style-name="T10">Finally, when we wanted to verify the same communication property as before, but make our assertions at the end of the test, we used </text:span><text:span text:style-name="Strong_20_Emphasis"><text:span text:style-name="T12">spying</text:span></text:span><text:span text:style-name="T10">.</text:span></text:p>
      <text:p text:style-name="P18"/>
      <text:p text:style-name="P18">These have been contrived examples, but hopefully they illustrate the point: the appropriate technique for one test may not be ideal for another. Sometimes there won’t be a clear advantage for any particular technique, and your choice may fall to personal preference, or agreed team style.</text:p>
      <text:p text:style-name="P18">However, if the question, “what should I use: a stub, a mock, or a spy?” is proving a hard one to answer, perhaps ask: “what do I want to verify in this test?” instead.</text:p>
      <text:p text:style-name="P10"/>
      <text:p text:style-name="P10"/>
      <text:p text:style-name="P11">Test double – generic name for the family.</text:p>
      <text:p text:style-name="P11"/>
      <text:p text:style-name="P14">Dummy <text:span text:style-name="T21">O</text:span>bject.</text:p>
      <text:p text:style-name="P11">Purpose: attribute or method parameter.</text:p>
      <text:p text:style-name="P11">Has behaviour: no.</text:p>
      <text:p text:style-name="P11">Injects indirect inputs into SUT: no, never called.</text:p>
      <text:p text:style-name="P11">Handles inderect outputs of SUT: no, never called.</text:p>
      <text:p text:style-name="P11">Values provided by test: <text:span text:style-name="T21">no.</text:span></text:p>
      <text:p text:style-name="P13">Examples: Null, “Ignored string”, new Object().</text:p>
      <text:p text:style-name="P13"/>
      <text:p text:style-name="P15">Test Stub.</text:p>
      <text:p text:style-name="P12">Purpose: <text:span text:style-name="T23">verify indirect inputs of SUT</text:span>.</text:p>
      <text:p text:style-name="P12">Has behaviour: <text:span text:style-name="T23">yes</text:span>.</text:p>
      <text:p text:style-name="P12">Injects indirect inputs into SUT: <text:span text:style-name="T23">yes</text:span>.</text:p>
      <text:p text:style-name="P12">Handles inderect outputs of SUT: <text:span text:style-name="T23">ignores them</text:span>.</text:p>
      <text:p text:style-name="P12">Values provided by test: <text:span text:style-name="T23">inputs.</text:span></text:p>
      <text:p text:style-name="P16">Examples: .</text:p>
      <text:p text:style-name="P15"><text:soft-page-break/>Test Spy.</text:p>
      <text:p text:style-name="P12">Purpose: <text:span text:style-name="T24">verify indirect outputs of SUT</text:span>.</text:p>
      <text:p text:style-name="P12">Has behaviour: <text:span text:style-name="T24">yes</text:span>.</text:p>
      <text:p text:style-name="P12">Injects indirect inputs into SUT: <text:span text:style-name="T24">optional</text:span>.</text:p>
      <text:p text:style-name="P12">Handles inderect outputs of SUT: <text:span text:style-name="T24">captures them for later verification</text:span>.</text:p>
      <text:p text:style-name="P12">Values provided by test: <text:span text:style-name="T24">inputs (optional).</text:span></text:p>
      <text:p text:style-name="P16">Examples: .</text:p>
      <text:p text:style-name="P16"/>
      <text:p text:style-name="P15">Mock Object.</text:p>
      <text:p text:style-name="P12">Purpose: <text:span text:style-name="T25">verify indirect outputs of SUT</text:span>.</text:p>
      <text:p text:style-name="P12">Has behaviour: <text:span text:style-name="T25">yes</text:span>.</text:p>
      <text:p text:style-name="P12">Injects indirect inputs into SUT: <text:span text:style-name="T25">optional</text:span>.</text:p>
      <text:p text:style-name="P12">Handles inderect outputs of SUT: <text:span text:style-name="T25">verifies correctness against expectation</text:span>.</text:p>
      <text:p text:style-name="P12">Values provided by test: <text:span text:style-name="T25">outputs and inputs (optional).</text:span></text:p>
      <text:p text:style-name="P16">Examples: .</text:p>
      <text:p text:style-name="P16"/>
      <text:p text:style-name="P15">Fake Object.</text:p>
      <text:p text:style-name="P12">Purpose: <text:span text:style-name="T25">run [unrannable] tests [faster]</text:span>.</text:p>
      <text:p text:style-name="P12">Has behaviour: <text:span text:style-name="T25">yes</text:span>.</text:p>
      <text:p text:style-name="P12">Injects indirect inputs into SUT: <text:span text:style-name="T25">no</text:span>.</text:p>
      <text:p text:style-name="P12">Handles inderect outputs of SUT: <text:span text:style-name="T25">uses them</text:span>.</text:p>
      <text:p text:style-name="P12">Values provided by test: <text:span text:style-name="T25">none.</text:span></text:p>
      <text:p text:style-name="P16">Examples: <text:span text:style-name="T25">in-memory database emulator</text:span>.</text:p>
      <text:p text:style-name="P16"/>
      <text:p text:style-name="P15"><text:span text:style-name="T22">Temporary Test Stub</text:span>.</text:p>
      <text:p text:style-name="P12">Purpose: <text:span text:style-name="T25">stand in for procedural code not yet written</text:span>.</text:p>
      <text:p text:style-name="P12">Has behaviour: <text:span text:style-name="T25">yes</text:span>.</text:p>
      <text:p text:style-name="P12">Injects indirect inputs into SUT: <text:span text:style-name="T25">no</text:span>.</text:p>
      <text:p text:style-name="P12">Handles inderect outputs of SUT: <text:span text:style-name="T25">uses them</text:span>.</text:p>
      <text:p text:style-name="P12">Values provided by test: <text:span text:style-name="T25">none.</text:span></text:p>
      <text:p text:style-name="P16">Examples: <text:span text:style-name="T25">in-memory database emul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Neue', Helvetica, Arial, freesans, clean, sans-serif"/>
    <style:font-face style:name="europa" svg:font-family="europa, arial, sans-serif"/>
    <style:font-face style:name="inherit" svg:font-family="inherit"/>
    <style:font-face style:name="monospace" svg:font-family="monospace, monospace"/>
    <style:font-face style:name="verdana" svg:font-family="verdana,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2:40:49.508000000</meta:creation-date>
    <dc:date>2017-02-07T14:59:46.677000000</dc:date>
    <meta:editing-duration>PT1H58M24S</meta:editing-duration>
    <meta:editing-cycles>27</meta:editing-cycles>
    <meta:generator>LibreOffice/5.2.3.3$Windows_x86 LibreOffice_project/d54a8868f08a7b39642414cf2c8ef2f228f780cf</meta:generator>
    <meta:document-statistic meta:table-count="0" meta:image-count="0" meta:object-count="0" meta:page-count="5" meta:paragraph-count="75" meta:word-count="1736" meta:character-count="10722" meta:non-whitespace-character-count="8992"/>
  </office:meta>
</office:document-meta>
</file>